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96cm" fo:min-width="1.17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396cm" fo:min-width="1.17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97cm" fo:min-width="1.177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96cm" fo:min-width="1.176cm"/>
    </style:style>
    <style:style style:name="gr5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2.371cm" svg:height="2.328cm" svg:x="12.276cm" svg:y="6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2.371cm" svg:height="2.328cm" svg:x="12.276cm" svg:y="12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2.371cm" svg:height="2.328cm" svg:x="18.203cm" svg:y="6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2.371cm" svg:height="2.328cm" svg:x="6.35cm" svg:y="6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2.371cm" svg:height="2.328cm" svg:x="12.276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2.371cm" svg:height="2.328cm" svg:x="7.641cm" svg:y="10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2.371cm" svg:height="2.329cm" svg:x="17.017cm" svg:y="10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2.371cm" svg:height="2.328cm" svg:x="17.017cm" svg:y="1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" draw:id="id1" draw:layer="layout" svg:width="2.37cm" svg:height="2.328cm" svg:x="7.535cm" svg:y="1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9.558cm" svg:y1="3.66cm" svg:x2="12.623cm" svg:y2="6.671cm" draw:start-shape="id1" draw:start-glue-point="9" draw:end-shape="id2" draw:end-glue-point="5" svg:d="M9558 3660l3065 3011" svg:viewBox="0 0 3066 3012">
          <text:p/>
        </draw:connector>
        <draw:connector draw:style-name="gr5" draw:text-style-name="P3" draw:layer="layout" draw:type="line" svg:x1="13.462cm" svg:y1="2.836cm" svg:x2="13.462cm" svg:y2="6.33cm" draw:start-shape="id3" draw:start-glue-point="8" draw:end-shape="id2" draw:end-glue-point="4" svg:d="M13462 2836v3494" svg:viewBox="0 0 1 3495">
          <text:p/>
        </draw:connector>
        <draw:connector draw:style-name="gr5" draw:text-style-name="P3" draw:layer="layout" draw:type="line" svg:x1="17.364cm" svg:y1="3.66cm" svg:x2="14.3cm" svg:y2="6.671cm" draw:start-shape="id4" draw:start-glue-point="7" draw:end-shape="id2" draw:end-glue-point="11" svg:d="M17364 3660l-3064 3011" svg:viewBox="0 0 3065 3012">
          <text:p/>
        </draw:connector>
        <draw:connector draw:style-name="gr5" draw:text-style-name="P3" draw:layer="layout" draw:type="line" svg:x1="18.203cm" svg:y1="7.494cm" svg:x2="14.647cm" svg:y2="7.494cm" draw:start-shape="id5" draw:start-glue-point="6" draw:end-shape="id2" draw:end-glue-point="10" svg:d="M18203 7494h-3556" svg:viewBox="0 0 3557 1">
          <text:p/>
        </draw:connector>
        <draw:connector draw:style-name="gr5" draw:text-style-name="P3" draw:layer="layout" draw:type="line" svg:x1="17.364cm" svg:y1="11.327cm" svg:x2="14.3cm" svg:y2="8.317cm" draw:start-shape="id6" draw:start-glue-point="5" draw:end-shape="id2" draw:end-glue-point="9" svg:d="M17364 11327l-3064-3010" svg:viewBox="0 0 3065 3011">
          <text:p/>
        </draw:connector>
        <draw:connector draw:style-name="gr5" draw:text-style-name="P3" draw:layer="layout" draw:type="line" svg:x1="13.462cm" svg:y1="12.15cm" svg:x2="13.462cm" svg:y2="8.658cm" draw:start-shape="id7" draw:start-glue-point="4" draw:end-shape="id2" draw:end-glue-point="8" svg:d="M13462 12150v-3492" svg:viewBox="0 0 1 3493">
          <text:p/>
        </draw:connector>
        <draw:connector draw:style-name="gr5" draw:text-style-name="P3" draw:layer="layout" draw:type="line" svg:x1="9.665cm" svg:y1="11.251cm" svg:x2="12.623cm" svg:y2="8.317cm" draw:start-shape="id8" draw:start-glue-point="11" draw:end-shape="id2" draw:end-glue-point="7" svg:d="M9665 11251l2958-2934" svg:viewBox="0 0 2959 2935">
          <text:p/>
        </draw:connector>
        <draw:connector draw:style-name="gr5" draw:text-style-name="P3" draw:layer="layout" draw:type="line" svg:x1="8.721cm" svg:y1="7.494cm" svg:x2="12.276cm" svg:y2="7.494cm" draw:start-shape="id9" draw:start-glue-point="10" draw:end-shape="id2" draw:end-glue-point="6" svg:d="M8721 7494h3555" svg:viewBox="0 0 3556 1">
          <text:p/>
        </draw:connector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3:40:12.840097388</meta:creation-date>
    <dc:date>2019-02-18T13:48:32.291873996</dc:date>
    <meta:editing-duration>PT8M19S</meta:editing-duration>
    <meta:editing-cycles>1</meta:editing-cycles>
    <meta:document-statistic meta:object-count="40"/>
    <meta:generator>LibreOffice/6.0.7.3$Linux_X86_64 LibreOffice_project/00m0$Build-3</meta:generator>
  </office:meta>
</office:document-meta>
</file>